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65"/>SNU developer log day 465</text:h>
      <text:p text:style-name="P1">I did the usual thing with development again today. I have been putting extra time into other projects, but I am having a serious issue with procrastination. I received a new item today: a green screen. I have a plan for it for another project, but I might use it for SNU content at some point.</text:p>
      <text:p text:style-name="P1">I am not sure how things are going to go once I complete this big project. Today was an OK day for development. I don't have much else I can say.</text:p>
      <text:p text:style-name="Text_20_body"><text:span text:style-name="T1">Sean Patrick Myrick on May 9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6:17:21.453000000</meta:creation-date>
    <dc:date>2020-05-10T16:17:55.750000000</dc:date>
    <meta:editing-duration>PT35S</meta:editing-duration>
    <meta:editing-cycles>1</meta:editing-cycles>
    <meta:document-statistic meta:table-count="0" meta:image-count="0" meta:object-count="0" meta:page-count="1" meta:paragraph-count="4" meta:word-count="99" meta:character-count="499" meta:non-whitespace-character-count="404"/>
    <meta:generator>LibreOffice/6.1.2.1$Windows_X86_64 LibreOffice_project/65905a128db06ba48db947242809d14d3f9a93fe</meta:generator>
  </office:meta>
</office:document-meta>
</file>